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PRIM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8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8"><text:a xlink:type="simple" xlink:href="#__RefHeading__669_2134200456">Sprint burndown<text:tab/>4</text:a></text:p>
          <text:p text:style-name="P18"><text:a xlink:type="simple" xlink:href="#__RefHeading__671_2134200456">Product burndown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</table:table>
      <text:p text:style-name="P12"/>
      <text:p text:style-name="P17"/>
      <text:h text:style-name="Heading_20_1" text:outline-level="1"><text:bookmark-start text:name="__RefHeading__669_2134200456"/>Sprint burndown<text:bookmark-end text:name="__RefHeading__669_2134200456"/></text:h>
      <text:p text:style-name="P12">Por problemas de planificación, no se ha podido realizar una estimación de las tareas del proyecto, por lo que no se ha podido generar la gráfica correspondiente.</text:p>
      <text:p text:style-name="P12"/>
      <text:h text:style-name="Heading_20_1" text:outline-level="1"><text:bookmark-start text:name="__RefHeading__671_2134200456"/>Product burndown<text:bookmark-end text:name="__RefHeading__671_2134200456"/></text:h>
      <text:p text:style-name="P12"/>
      <text:p text:style-name="P12"><draw:frame draw:style-name="fr1" draw:name="Objeto1" text:anchor-type="paragraph" svg:width="18.33cm" svg:height="8.96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1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1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42S</meta:editing-duration>
    <meta:editing-cycles>13</meta:editing-cycles>
    <meta:generator>OpenOffice/4.1.1$Win32 OpenOffice.org_project/411m6$Build-9775</meta:generator>
    <dc:date>2017-11-08T21:18:39.26</dc:date>
    <meta:document-statistic meta:table-count="4" meta:image-count="0" meta:object-count="1" meta:page-count="4" meta:paragraph-count="37" meta:word-count="124" meta:character-count="782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3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3" style:family="chart">
      <style:graphic-properties draw:stroke="solid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33cm" svg:height="8.967cm" xlink:href="." xlink:type="simple" chart:class="chart:line" chart:style-name="ch1">
        <chart:plot-area chart:style-name="ch2" chart:data-source-has-labels="both" svg:x="1.452cm" svg:y="0.851cm" svg:width="16.146cm" svg:height="6.881cm">
          <chartooo:coordinate-region svg:x="2.299cm" svg:y="1.063cm" svg:width="14.451cm" svg:height="5.996cm"/>
          <chart:axis chart:dimension="x" chart:name="primary-x" chart:style-name="ch3" chartooo:axis-type="text">
            <chart:title svg:x="8.535cm" svg:y="7.912cm" chart:style-name="ch4">
              <text:p>ITERACIÓN</text:p>
            </chart:title>
            <chart:categories table:cell-range-address="local-table.$B$1:.$G$1"/>
          </chart:axis>
          <chart:axis chart:dimension="x" chart:name="secondary-x" chart:style-name="ch5"/>
          <chart:axis chart:dimension="y" chart:name="primary-y" chart:style-name="ch6">
            <chart:title svg:x="0.451cm" svg:y="6.34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local-table.$B$2:.$G$2" chart:label-cell-address="local-table.$A$2" chart:class="chart:line">
            <chart:data-point chart:repeated="6"/>
          </chart:series>
          <chart:series chart:attached-axis="primary-y" chart:style-name="ch12" chart:values-cell-range-address="local-table.$B$3:.$G$3" chart:label-cell-address="local-table.$A$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3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49">
                <text:p>49</text:p>
              </table:table-cell>
              <table:table-cell office:value-type="float" office:value="39.2">
                <text:p>39.2</text:p>
              </table:table-cell>
              <table:table-cell office:value-type="float" office:value="29.4">
                <text:p>29.4</text:p>
              </table:table-cell>
              <table:table-cell office:value-type="float" office:value="19.6">
                <text:p>19.6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